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26fa" officeooo:paragraph-rsid="001026fa"/>
    </style:style>
    <style:style style:name="P2" style:family="paragraph" style:parent-style-name="Standard">
      <style:text-properties fo:font-weight="bold" officeooo:rsid="001026fa" officeooo:paragraph-rsid="001026f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isitos Não Funcionais SGDS</text:p>
      <text:p text:style-name="P1"/>
      <text:p text:style-name="P1">- O sistema deverá funcionar nos navegadores Google Chrome, IE e Firefox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5:32:43.536000000</meta:creation-date>
    <dc:date>2015-10-26T15:40:08.603000000</dc:date>
    <meta:editing-duration>P0D</meta:editing-duration>
    <meta:editing-cycles>1</meta:editing-cycles>
    <meta:document-statistic meta:table-count="0" meta:image-count="0" meta:object-count="0" meta:page-count="1" meta:paragraph-count="2" meta:word-count="16" meta:character-count="103" meta:non-whitespace-character-count="89"/>
    <meta:generator>LibreOffice/4.1.3.2$Windows_x86 LibreOffice_project/70feb7d99726f064edab4605a8ab840c50ec57a</meta:generator>
  </office:meta>
</office:document-meta>
</file>